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f47" officeooo:paragraph-rsid="0005df47"/>
    </style:style>
    <style:style style:name="P2" style:family="paragraph" style:parent-style-name="Standard">
      <style:paragraph-properties fo:text-align="center" style:justify-single-word="false"/>
      <style:text-properties fo:font-size="24pt" officeooo:rsid="0005df47" officeooo:paragraph-rsid="0005df47" style:font-size-asian="24pt" style:font-size-complex="24pt"/>
    </style:style>
    <style:style style:name="P3" style:family="paragraph" style:parent-style-name="Standard">
      <style:text-properties officeooo:rsid="000ef691" officeooo:paragraph-rsid="000ef691"/>
    </style:style>
    <style:style style:name="P4" style:family="paragraph" style:parent-style-name="Standard">
      <style:text-properties officeooo:rsid="0008fdaa" officeooo:paragraph-rsid="0008fdaa"/>
    </style:style>
    <style:style style:name="P5" style:family="paragraph" style:parent-style-name="Standard">
      <style:text-properties officeooo:rsid="0008fdaa" officeooo:paragraph-rsid="001962d4"/>
    </style:style>
    <style:style style:name="P6" style:family="paragraph" style:parent-style-name="Standard">
      <style:text-properties officeooo:rsid="000fb86a" officeooo:paragraph-rsid="000fb86a"/>
    </style:style>
    <style:style style:name="P7" style:family="paragraph" style:parent-style-name="Standard">
      <style:text-properties officeooo:rsid="0011adf5" officeooo:paragraph-rsid="0011adf5"/>
    </style:style>
    <style:style style:name="P8" style:family="paragraph" style:parent-style-name="Standard">
      <style:text-properties officeooo:rsid="00139b34" officeooo:paragraph-rsid="00139b34"/>
    </style:style>
    <style:style style:name="P9" style:family="paragraph" style:parent-style-name="Standard">
      <style:text-properties officeooo:rsid="001577e6" officeooo:paragraph-rsid="001577e6"/>
    </style:style>
    <style:style style:name="P10" style:family="paragraph" style:parent-style-name="Standard">
      <style:text-properties officeooo:rsid="0015d8cd" officeooo:paragraph-rsid="0015d8cd"/>
    </style:style>
    <style:style style:name="P11" style:family="paragraph" style:parent-style-name="Standard">
      <style:text-properties officeooo:rsid="0015d8cd" officeooo:paragraph-rsid="001b2d20"/>
    </style:style>
    <style:style style:name="P12" style:family="paragraph" style:parent-style-name="Standard">
      <style:text-properties officeooo:rsid="0007cc41" officeooo:paragraph-rsid="001962d4"/>
    </style:style>
    <style:style style:name="P13" style:family="paragraph" style:parent-style-name="Standard">
      <style:text-properties fo:font-size="18pt" officeooo:rsid="000ef691" officeooo:paragraph-rsid="000ef691" style:font-size-asian="18pt" style:font-size-complex="18pt"/>
    </style:style>
    <style:style style:name="P14" style:family="paragraph" style:parent-style-name="Standard">
      <style:text-properties fo:font-size="18pt" officeooo:rsid="000fb86a" officeooo:paragraph-rsid="000fb86a" style:font-size-asian="18pt" style:font-size-complex="18pt"/>
    </style:style>
    <style:style style:name="P15" style:family="paragraph" style:parent-style-name="Standard">
      <style:text-properties fo:font-size="18pt" officeooo:rsid="0015d8cd" officeooo:paragraph-rsid="0015d8cd" style:font-size-asian="18pt" style:font-size-complex="18pt"/>
    </style:style>
    <style:style style:name="P16" style:family="paragraph" style:parent-style-name="Standard">
      <style:text-properties officeooo:rsid="0015d8cd" officeooo:paragraph-rsid="001b2d20"/>
    </style:style>
    <style:style style:name="P17" style:family="paragraph" style:parent-style-name="Standard">
      <style:text-properties officeooo:rsid="00200b4d" officeooo:paragraph-rsid="00200b4d"/>
    </style:style>
    <style:style style:name="P18" style:family="paragraph" style:parent-style-name="Standard">
      <style:text-properties officeooo:rsid="0020644c" officeooo:paragraph-rsid="0020644c"/>
    </style:style>
    <style:style style:name="P19" style:family="paragraph" style:parent-style-name="Standard">
      <style:text-properties officeooo:rsid="0020bc76" officeooo:paragraph-rsid="0020bc76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center"/>
    </style:style>
    <style:style style:name="T1" style:family="text">
      <style:text-properties officeooo:rsid="000d1184"/>
    </style:style>
    <style:style style:name="T2" style:family="text">
      <style:text-properties officeooo:rsid="000fb86a"/>
    </style:style>
    <style:style style:name="T3" style:family="text">
      <style:text-properties officeooo:rsid="0013888f"/>
    </style:style>
    <style:style style:name="T4" style:family="text">
      <style:text-properties officeooo:rsid="001577e6"/>
    </style:style>
    <style:style style:name="T5" style:family="text">
      <style:text-properties officeooo:rsid="001e9480"/>
    </style:style>
    <style:style style:name="T6" style:family="text">
      <style:text-properties officeooo:rsid="0020644c"/>
    </style:style>
    <style:style style:name="gr1" style:family="graphic">
      <style:graphic-properties draw:stroke="none" svg:stroke-color="#000000" draw:fill="none" draw:fill-color="#ffffff" fo:min-height="0.8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4.419cm" fo:min-width="4.41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4.419cm" fo:min-width="4.41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znamky</text:p>
      <text:p text:style-name="P1">Ls – ukaze priecinky</text:p>
      <text:p text:style-name="P1">cd – change directory</text:p>
      <text:p text:style-name="P4">ctrc – skonči program</text:p>
      <text:p text:style-name="P8">typography = p elemnt v html</text:p>
      <text:p text:style-name="P6">Container = hned da rezponzivitu stranky do čoho to dame </text:p>
      <text:p text:style-name="P6"/>
      <text:p text:style-name="P6"/>
      <text:p text:style-name="P14">NPM</text:p>
      <text:p text:style-name="P5">npm = node package manager</text:p>
      <text:p text:style-name="P12">npm run dev – zapnutie <text:span text:style-name="T1">programu </text:span><text:span text:style-name="T2">cez developera (pomalšie ale ukazuje chyby)</text:span></text:p>
      <text:p text:style-name="P3">npm run build <text:span text:style-name="T2">= urob</text:span><text:span text:style-name="T3">i build aby sa to nemuseli complilovať</text:span></text:p>
      <text:p text:style-name="P3">npm run start <text:span text:style-name="T2">= zapnutie (rychlost neukazuje chyby, pre ludi)</text:span></text:p>
      <text:p text:style-name="P3"/>
      <text:p text:style-name="P13">Všeobecne znalosti</text:p>
      <text:p text:style-name="P7">všetky stranky menovat page <text:span text:style-name="T4">inak ich nenajde routing(smerovanie) </text:span><text:span text:style-name="T5">rezervovane meno</text:span></text:p>
      <text:p text:style-name="P9">layout = tiež menovat presne tak</text:p>
      <text:p text:style-name="P9">not-found = tiež tak menovat inak ho nenajde, dôležitý na to aby ked user inputne zlu stranku tak mu to napiše že zle zadal (dôležite kvoli jazyku , default je v anj)</text:p>
      <text:p text:style-name="P10">app = <text:s text:c="2"/>router/switch</text:p>
      <text:p text:style-name="P10"/>
      <text:p text:style-name="P10"/>
      <text:p text:style-name="P10"/>
      <text:p text:style-name="P15">Veci co stale robit</text:p>
      <text:p text:style-name="P11">pisat camel pismom(kazde slovo velkym napr NotFound)</text:p>
      <text:p text:style-name="P11">pisat jednu vec do jedneho riadka (nemat velka nadbytočnych riadkov)<text:line-break/>začat oddelovat na lepšiu čitatelnosť tak aby aj iny ludia po mne to vedeli čitat</text:p>
      <text:p text:style-name="P11"/>
      <text:p text:style-name="P11"/>
      <text:p text:style-name="P17">Git</text:p>
      <text:p text:style-name="P17">-dôležite na davnaie kodu na github,</text:p>
      <text:p text:style-name="P18">git init – vytvori git na disku</text:p>
      <text:p text:style-name="P17">git.push</text:p>
      <text:p text:style-name="P17">commit – <text:span text:style-name="T6">vzdy pomenovat, commitovat iba po blokoch (funkcne verzie, napr sme urobili dobre nav bar)</text:span></text:p>
      <text:p text:style-name="P17">git.fetch</text:p>
      <text:p text:style-name="P18">git.branch</text:p>
      <text:p text:style-name="P18">git.config</text:p>
      <text:p text:style-name="P18">git.add</text:p>
      <text:p text:style-name="P18">git.remote</text:p>
      <text:p text:style-name="P18"/>
      <text:p text:style-name="P18"/>
      <text:p text:style-name="P19">Vercel</text:p>
      <text:p text:style-name="P19">- Poskytovatel domien zadarmo (next.js)</text:p>
      <text:p text:style-name="P19">- Pomocou jeho vieme mat realnu stranku</text:p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9">My davame z gitu <text:s/>do githubu (commitujeme) a potom automaticky to ide do našej živej internetovej stranky cez github do Vercelu</text:p>
      <text:p text:style-name="P18"/>
      <text:p text:style-name="P18"/>
      <text:p text:style-name="P18"><draw:custom-shape text:anchor-type="paragraph" draw:z-index="0" draw:name="Útvar 1" draw:style-name="gr4" draw:text-style-name="P21" svg:width="4.419cm" svg:height="4.419cm" svg:x="6.331cm" svg:y="0.187cm"><text:p/><draw:enhanced-geometry svg:viewBox="0 0 21600 21600" draw:type="rectangle" draw:enhanced-path="M 0 0 L 21600 0 21600 21600 0 21600 0 0 Z N"/></draw:custom-shape><draw:custom-shape text:anchor-type="paragraph" draw:z-index="2" draw:name="Útvar 3" draw:style-name="gr3" draw:text-style-name="P21" svg:width="4.419cm" svg:height="4.419cm" svg:x="13.263cm" svg:y="0.213cm"><text:p text:style-name="P21"/><draw:enhanced-geometry svg:viewBox="0 0 21600 21600" draw:type="rectangle" draw:enhanced-path="M 0 0 L 21600 0 21600 21600 0 21600 0 0 Z N"/></draw:custom-shape><draw:custom-shape text:anchor-type="paragraph" draw:z-index="1" draw:name="Útvar 2" draw:style-name="gr4" draw:text-style-name="P21" svg:width="4.419cm" svg:height="4.419cm" svg:x="-0.386cm" svg:y="0.462cm"><text:p/><draw:enhanced-geometry svg:viewBox="0 0 21600 21600" draw:type="rectangle" draw:enhanced-path="M 0 0 L 21600 0 21600 21600 0 21600 0 0 Z N"/></draw:custom-shape></text:p>
      <text:p text:style-name="P18"><draw:line text:anchor-type="paragraph" draw:z-index="3" draw:name="Čiara 1" draw:style-name="gr2" draw:text-style-name="P21" svg:x1="3.605cm" svg:y1="1.578cm" svg:x2="7.124cm" svg:y2="1.393cm"><text:p/></draw:line><draw:line text:anchor-type="paragraph" draw:z-index="4" draw:name="Čiara 2" draw:style-name="gr2" draw:text-style-name="P21" svg:x1="10.749cm" svg:y1="1.499cm" svg:x2="14.665cm" svg:y2="1.393cm"><text:p/></draw:line><draw:frame text:anchor-type="paragraph" draw:z-index="5" draw:name="Textový rámec 1" draw:style-name="gr1" draw:text-style-name="P20" svg:width="2.858cm" svg:height="0.821cm" svg:x="0.748cm" svg:y="1.579cm"><draw:text-box><text:p>Git</text:p></draw:text-box></draw:frame><draw:frame text:anchor-type="paragraph" draw:z-index="6" draw:name="Textový rámec 2" draw:style-name="gr1" draw:text-style-name="P20" svg:width="2.858cm" svg:height="0.821cm" svg:x="7.071cm" svg:y="1.171cm"><draw:text-box><text:p>Github</text:p></draw:text-box></draw:frame><draw:frame text:anchor-type="paragraph" draw:z-index="7" draw:name="Textový rámec 3" draw:style-name="gr1" draw:text-style-name="P20" svg:width="2.858cm" svg:height="0.976cm" svg:x="13.977cm" svg:y="1.499cm"><draw:text-box><text:p>Production/Vercel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2:57:36.427460761</meta:creation-date>
    <meta:generator>LibreOffice/24.2.5.2$Linux_X86_64 LibreOffice_project/420$Build-2</meta:generator>
    <dc:date>2024-09-26T09:27:46.239970795</dc:date>
    <meta:editing-duration>PT1H57M43S</meta:editing-duration>
    <meta:editing-cycles>16</meta:editing-cycles>
    <meta:document-statistic meta:table-count="0" meta:image-count="0" meta:object-count="0" meta:page-count="2" meta:paragraph-count="33" meta:word-count="221" meta:character-count="1351" meta:non-whitespace-character-count="1153"/>
  </office:meta>
</office:document-meta>
</file>